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, Fab. Me encanta que estemos entrando en el corazón filosófico del diseño mágico. Si pensamos en qué cosas querríamos controlar con magia —especialmente a través de objetos— estamos hablando de los deseos más profundos, los miedos más antiguos y las obsesiones más humanas. Aquí tienes una clasificación de <text:span text:style-name="Strong_20_Emphasis">ámbitos de control mágico</text:span> que pueden inspirar nuevos artefactos malditos:</text:p>
      <text:p text:style-name="Horizontal_20_Line"/>
      <text:h text:style-name="Heading_20_2" text:outline-level="2">🧠 Ámbitos que los humanos querrían controlar con magia</text:h>
      <text:h text:style-name="Heading_20_3" text:outline-level="3">🔮 1. <text:span text:style-name="Strong_20_Emphasis">El futuro</text:span></text:h>
      <text:list xml:id="list2398991390" text:style-name="L1">
        <text:list-item>
          <text:p text:style-name="P2">Predecirlo, alterarlo, evitarlo, acelerarlo. </text:p>
        </text:list-item>
        <text:list-item>
          <text:p text:style-name="P1">Ejemplo: una brújula que apunta al evento más probable en tu destino. </text:p>
        </text:list-item>
      </text:list>
      <text:h text:style-name="Heading_20_3" text:outline-level="3">🕰️ 2. <text:span text:style-name="Strong_20_Emphasis">El tiempo</text:span></text:h>
      <text:list xml:id="list1872407596" text:style-name="L2">
        <text:list-item>
          <text:p text:style-name="P4">Detenerlo, retrocederlo, vivir fuera de él. </text:p>
        </text:list-item>
        <text:list-item>
          <text:p text:style-name="P3">Ejemplo: un reloj que permite revivir una hora, pero borra algo de ti cada vez. </text:p>
        </text:list-item>
      </text:list>
      <text:h text:style-name="Heading_20_3" text:outline-level="3">🧬 3. <text:span text:style-name="Strong_20_Emphasis">La identidad</text:span></text:h>
      <text:list xml:id="list2544192985" text:style-name="L3">
        <text:list-item>
          <text:p text:style-name="P6">Cambiar quién eres, adoptar otra personalidad, ocultarte. </text:p>
        </text:list-item>
        <text:list-item>
          <text:p text:style-name="P5">Ejemplo: una máscara que te da poder social, pero borra tu nombre verdadero. </text:p>
        </text:list-item>
      </text:list>
      <text:h text:style-name="Heading_20_3" text:outline-level="3">🗣️ 4. <text:span text:style-name="Strong_20_Emphasis">La voluntad de otros</text:span></text:h>
      <text:list xml:id="list2424144000" text:style-name="L4">
        <text:list-item>
          <text:p text:style-name="P8">Influir, seducir, manipular, dominar. </text:p>
        </text:list-item>
        <text:list-item>
          <text:p text:style-name="P7">Ejemplo: un collar que te permite hablar con la voz de cualquier persona. </text:p>
        </text:list-item>
      </text:list>
      <text:h text:style-name="Heading_20_3" text:outline-level="3">🧠 5. <text:span text:style-name="Strong_20_Emphasis">La memoria</text:span></text:h>
      <text:list xml:id="list1024515837" text:style-name="L5">
        <text:list-item>
          <text:p text:style-name="P10">Recordar lo olvidado, olvidar lo doloroso, robar recuerdos. </text:p>
        </text:list-item>
        <text:list-item>
          <text:p text:style-name="P9">Ejemplo: un cuenco que muestra memorias ajenas al beber, pero borra las tuyas. </text:p>
        </text:list-item>
      </text:list>
      <text:h text:style-name="Heading_20_3" text:outline-level="3">💀 6. <text:span text:style-name="Strong_20_Emphasis">La muerte</text:span></text:h>
      <text:list xml:id="list2493373721" text:style-name="L6">
        <text:list-item>
          <text:p text:style-name="P12">Evitarla, revertirla, comprenderla, intercambiarla. </text:p>
        </text:list-item>
        <text:list-item>
          <text:p text:style-name="P11">Ejemplo: un anillo que te salva de la muerte una vez, pero condena a otro. </text:p>
        </text:list-item>
      </text:list>
      <text:h text:style-name="Heading_20_3" text:outline-level="3">💘 7. <text:span text:style-name="Strong_20_Emphasis">El amor y el deseo</text:span></text:h>
      <text:list xml:id="list347499495" text:style-name="L7">
        <text:list-item>
          <text:p text:style-name="P14">Provocarlo, conservarlo, revivirlo, destruirlo. </text:p>
        </text:list-item>
        <text:list-item>
          <text:p text:style-name="P13">Ejemplo: una rosa que hace que alguien te ame, pero nunca por quien eres. </text:p>
        </text:list-item>
      </text:list>
      <text:h text:style-name="Heading_20_3" text:outline-level="3">🏛️ 8. <text:span text:style-name="Strong_20_Emphasis">La verdad</text:span></text:h>
      <text:list xml:id="list3616714849" text:style-name="L8">
        <text:list-item>
          <text:p text:style-name="P16">Saberla, revelarla, ocultarla, imponerla. </text:p>
        </text:list-item>
        <text:list-item>
          <text:p text:style-name="P15">Ejemplo: un libro que revela verdades prohibidas, pero te impide callar jamás. </text:p>
        </text:list-item>
      </text:list>
      <text:h text:style-name="Heading_20_3" text:outline-level="3"><text:soft-page-break/>🧭 9. <text:span text:style-name="Strong_20_Emphasis">La dirección y el propósito</text:span></text:h>
      <text:list xml:id="list302940950" text:style-name="L9">
        <text:list-item>
          <text:p text:style-name="P18">Saber hacia dónde ir, qué elegir, qué evitar. </text:p>
        </text:list-item>
        <text:list-item>
          <text:p text:style-name="P17">Ejemplo: un mapa que muestra el camino más seguro, pero borra tu motivación. </text:p>
        </text:list-item>
      </text:list>
      <text:h text:style-name="Heading_20_3" text:outline-level="3">🧿 10. <text:span text:style-name="Strong_20_Emphasis">La percepción</text:span></text:h>
      <text:list xml:id="list1498502598" text:style-name="L10">
        <text:list-item>
          <text:p text:style-name="P20">Ver lo invisible, lo oculto, lo verdadero. </text:p>
        </text:list-item>
        <text:list-item>
          <text:p text:style-name="P19">Ejemplo: unos lentes que muestran la esencia de las cosas, pero te impiden ver rostros. </text:p>
        </text:list-item>
      </text:list>
      <text:p text:style-name="Horizontal_20_Line"/>
      <text:p text:style-name="Text_20_body">Cada uno de estos ámbitos puede dar lugar a múltiples objetos mágicos, cada uno con su propia lógica, estética y maldición. ¿Quieres que diseñemos juntos un sistema de clasificación para estos objetos? Por ejemplo: “Instrumentos del Tiempo”, “Reliquias de la Voluntad”, “Artefactos del Olvido”… Podemos crear una mitología completa.</text:p>
      <text:p text:style-name="Horizontal_20_Line"/>
      <text:p text:style-name="Text_20_body"/>
      <text:p text:style-name="Text_20_body"/>
      <text:p text:style-name="Text_20_body"/>
      <text:p text:style-name="Text_20_body">yo agregaria:</text:p>
      <text:p text:style-name="Text_20_body"/>
      <text:p text:style-name="Text_20_body"/>
      <text:p text:style-name="Text_20_body">- cambiar el pasado. (tener una nueva oportunidad para conseguir el resultado deseado)</text:p>
      <text:p text:style-name="Text_20_body">- conseguir la riqueza sin esfuerzo (como el rey Midas)</text:p>
      <text:p text:style-name="Text_20_body">- recuperar algo perdido</text:p>
      <text:p text:style-name="Text_20_body">- obtener algo deseado</text:p>
      <text:p text:style-name="Text_20_body">- tener gran poder fisico o mental (como cruzar a nado el oceano, o volar, o entender todas las lenguas)</text:p>
      <text:p text:style-name="Text_20_body">- leer las mentes</text:p>
      <text:p text:style-name="Text_20_body">- ser invisible</text:p>
      <text:p text:style-name="Text_20_body">- trasnportarse al instante por el espacio y el tiempo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9T17:58:59.828000000</meta:creation-date>
    <dc:date>2025-10-19T18:23:49.432000000</dc:date>
    <meta:editing-duration>PT24M4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2" meta:word-count="446" meta:character-count="2620" meta:non-whitespace-character-count="2216"/>
  </office:meta>
</office:document-meta>
</file>